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F00000295876C4C418AE6F96C.png" manifest:media-type="image/png"/>
  <manifest:file-entry manifest:full-path="Pictures/100002010000032B000001C4F23966E15320331A.png" manifest:media-type="image/png"/>
  <manifest:file-entry manifest:full-path="Pictures/100002010000031A000002834EBE9FD01CACD7A1.png" manifest:media-type="image/png"/>
  <manifest:file-entry manifest:full-path="Pictures/100002010000032E000001DB7C621812A9A6CB92.png" manifest:media-type="image/png"/>
  <manifest:file-entry manifest:full-path="Pictures/100002010000019E000001F0E04AA322FA91CAF4.png" manifest:media-type="image/png"/>
  <manifest:file-entry manifest:full-path="Pictures/100002010000038D00000207CF1BA4F4D1AF6ACC.png" manifest:media-type="image/png"/>
  <manifest:file-entry manifest:full-path="Pictures/10000000000002F00000003DC8C064A04603C02E.png" manifest:media-type="image/png"/>
  <manifest:file-entry manifest:full-path="Pictures/1000020100000008000000069A0C5A2E1D4550E6.png" manifest:media-type="image/png"/>
  <manifest:file-entry manifest:full-path="Pictures/100002010000019C000000AB9BC8EFE29C7E9A36.png" manifest:media-type="image/png"/>
  <manifest:file-entry manifest:full-path="Pictures/100002010000034A000000DC783F750A0513A30A.png" manifest:media-type="image/png"/>
  <manifest:file-entry manifest:full-path="Pictures/100002010000018900000116D82F03A3DD03A2F9.png" manifest:media-type="image/png"/>
  <manifest:file-entry manifest:full-path="Pictures/100002010000031B00000143BF4E55D7705AB520.png" manifest:media-type="image/png"/>
  <manifest:file-entry manifest:full-path="Pictures/10000201000001C00000016BE7AFB00D7DCB8141.png" manifest:media-type="image/png"/>
  <manifest:file-entry manifest:full-path="Pictures/10000201000001F5000001716F47BBAD11DC944F.png" manifest:media-type="image/png"/>
  <manifest:file-entry manifest:full-path="Pictures/10000201000001CF000001F4487BBF42471B64DB.png" manifest:media-type="image/png"/>
  <manifest:file-entry manifest:full-path="Pictures/100002010000018A00000160D7E8AD864C9953F4.png" manifest:media-type="image/png"/>
  <manifest:file-entry manifest:full-path="Pictures/1000020100000183000001CDD6E0FFD3E4BF2615.png" manifest:media-type="image/png"/>
  <manifest:file-entry manifest:full-path="Pictures/100002010000032E000000C2A23B623012EAB841.png" manifest:media-type="image/png"/>
  <manifest:file-entry manifest:full-path="Pictures/1000020100000380000000F0A74C05BA78FF9DB0.png" manifest:media-type="image/png"/>
  <manifest:file-entry manifest:full-path="Pictures/10000000000002F000000022299043CB8313294B.png" manifest:media-type="image/png"/>
  <manifest:file-entry manifest:full-path="Pictures/10000201000001DE00000217D07D086D3A296C02.png" manifest:media-type="image/png"/>
  <manifest:file-entry manifest:full-path="Pictures/10000201000002C600000100DB8A5138489C38C1.png" manifest:media-type="image/png"/>
  <manifest:file-entry manifest:full-path="Pictures/1000020100000337000001F0AA29772B52BC9B79.png" manifest:media-type="image/png"/>
  <manifest:file-entry manifest:full-path="Pictures/10000201000001C4000001707A5E4D8EBD6D0D1C.png" manifest:media-type="image/png"/>
  <manifest:file-entry manifest:full-path="Pictures/100002010000039B00000130418FA328DD3B8466.png" manifest:media-type="image/png"/>
  <manifest:file-entry manifest:full-path="Pictures/10000201000001A600000147C8A8C4BA1483BF4A.png" manifest:media-type="image/png"/>
  <manifest:file-entry manifest:full-path="Pictures/1000020100000181000001E14660A2A2C5F38B38.png" manifest:media-type="image/png"/>
  <manifest:file-entry manifest:full-path="Pictures/1000020100000315000000749EA81148FB70AEBE.png" manifest:media-type="image/png"/>
  <manifest:file-entry manifest:full-path="Pictures/TablePreview1.svm" manifest:media-type=""/>
  <manifest:file-entry manifest:full-path="Pictures/100002010000018E0000014B6F7033226377AC39.png" manifest:media-type="image/png"/>
  <manifest:file-entry manifest:full-path="Pictures/100002010000017D0000014FEE825EF5760324B0.png" manifest:media-type="image/png"/>
  <manifest:file-entry manifest:full-path="Pictures/1000020100000188000000EF91E8AB176CABA47D.png" manifest:media-type="image/png"/>
  <manifest:file-entry manifest:full-path="Pictures/10000201000001C60000017DA144C40212CF5F06.png" manifest:media-type="image/png"/>
  <manifest:file-entry manifest:full-path="Pictures/100002010000017E000001259B84E34F84A24A1A.png" manifest:media-type="image/png"/>
  <manifest:file-entry manifest:full-path="Pictures/1000020100000337000001350BE5B15B5705B9F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outline1">
      <style:graphic-properties fo:min-height="7.969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draw:auto-grow-height="true" fo:min-height="7.6cm"/>
      <style:paragraph-properties style:writing-mode="lr-tb"/>
    </style:style>
    <style:style style:name="pr5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-title">
      <style:graphic-properties fo:min-height="7.6cm"/>
      <style:paragraph-properties style:writing-mode="lr-tb"/>
    </style:style>
    <style:style style:name="pr7" style:family="presentation" style:parent-style-name="Classy_5f_Red-outline1">
      <style:graphic-properties fo:min-height="3.35cm"/>
      <style:paragraph-properties style:writing-mode="lr-tb"/>
    </style:style>
    <style:style style:name="pr8" style:family="presentation" style:parent-style-name="Classy_5f_Red-notes">
      <style:graphic-properties draw:fill-color="#ffffff" fo:min-height="13.364cm"/>
      <style:paragraph-properties style:writing-mode="lr-tb"/>
    </style:style>
    <style:style style:name="pr9" style:family="presentation" style:parent-style-name="Classy_5f_Red1-notes">
      <style:graphic-properties draw:fill-color="#ffffff" fo:min-height="13.364cm"/>
      <style:paragraph-properties style:writing-mode="lr-tb"/>
    </style:style>
    <style:style style:name="pr10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layer="layout" svg:width="25.199cm" svg:height="2.629cm" svg:x="1.4cm" svg:y="1.571cm" presentation:class="title" presentation:placeholder="true">
          <draw:text-box/>
        </draw:frame>
        <draw:frame presentation:style-name="pr2" draw:layer="layout" svg:width="25.199cm" svg:height="9.8cm" svg:x="1.4cm" svg:y="4.6cm" presentation:class="outline" presentation:placeholder="true" presentation:user-transformed="true">
          <draw:text-box/>
        </draw:frame>
        <draw:frame draw:style-name="gr1" draw:text-style-name="P1" draw:layer="layout" svg:width="23.706cm" svg:height="6.349cm" svg:x="1.016cm" svg:y="4.064cm">
          <draw:image xlink:href="Pictures/1000020100000380000000F0A74C05BA78FF9DB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0">
        <office:forms form:automatic-focus="false" form:apply-design-mode="false"/>
        <draw:frame presentation:style-name="pr4" draw:layer="layout" svg:width="25.199cm" svg:height="7.6cm" svg:x="0.022cm" svg:y="1.8cm" presentation:class="title" presentation:placeholder="true" presentation:user-transformed="true">
          <draw:text-box/>
        </draw:frame>
        <draw:frame draw:style-name="gr1" draw:text-style-name="P1" draw:layer="layout" svg:width="13.255cm" svg:height="9.762cm" svg:x="6.096cm" svg:y="3.048cm">
          <draw:image xlink:href="Pictures/10000201000001F5000001716F47BBAD11DC94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0">
        <office:forms form:automatic-focus="false" form:apply-design-mode="false"/>
        <draw:frame presentation:style-name="pr4" draw:layer="layout" svg:width="25.199cm" svg:height="7.6cm" svg:x="0.022cm" svg:y="1.8cm" presentation:class="title" presentation:placeholder="true" presentation:user-transformed="true">
          <draw:text-box/>
        </draw:frame>
        <draw:frame draw:style-name="gr1" draw:text-style-name="P1" draw:layer="layout" svg:width="15.154cm" svg:height="12.278cm" svg:x="5.842cm" svg:y="1.8cm">
          <draw:image xlink:href="Pictures/10000201000001C00000016BE7AFB00D7DCB814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0">
        <office:forms form:automatic-focus="false" form:apply-design-mode="false"/>
        <draw:frame presentation:style-name="pr4" draw:layer="layout" svg:width="25.199cm" svg:height="7.6cm" svg:x="0.022cm" svg:y="1.8cm" presentation:class="title" presentation:user-transformed="true">
          <draw:text-box>
            <text:p>Lots of notation- easier to just look at formulas as they appear in the paper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5.702cm" svg:height="12.784cm" svg:x="5.588cm" svg:y="1.44cm">
          <draw:image xlink:href="Pictures/10000201000001C4000001707A5E4D8EBD6D0D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0.211cm" svg:height="0.158cm" svg:x="21.247cm" svg:y="5.026cm">
          <draw:image xlink:href="Pictures/1000020100000008000000069A0C5A2E1D4550E6.png" xlink:type="simple" xlink:show="embed" xlink:actuate="onLoad" loext:mime-type="image/png">
            <text:p/>
          </draw:image>
        </draw:frame>
        <draw:frame draw:style-name="gr1" draw:text-style-name="P1" draw:layer="layout" svg:width="12.249cm" svg:height="13.228cm" svg:x="1.016cm" svg:y="0.996cm">
          <draw:image xlink:href="Pictures/10000201000001CF000001F4487BBF42471B64DB.png" xlink:type="simple" xlink:show="embed" xlink:actuate="onLoad" loext:mime-type="image/png">
            <text:p/>
          </draw:image>
        </draw:frame>
        <draw:frame draw:style-name="gr1" draw:text-style-name="P1" draw:layer="layout" svg:width="11.738cm" svg:height="13.138cm" svg:x="14.17cm" svg:y="1.086cm">
          <draw:image xlink:href="Pictures/10000201000001DE00000217D07D086D3A296C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7.477cm" svg:height="9.906cm" svg:x="-0.299cm" svg:y="1.778cm">
          <draw:image xlink:href="Pictures/10000201000002C600000100DB8A5138489C38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3.988cm" svg:height="9.894cm" svg:x="0.49cm" svg:y="2.286cm">
          <draw:image xlink:href="Pictures/100002010000018900000116D82F03A3DD03A2F9.png" xlink:type="simple" xlink:show="embed" xlink:actuate="onLoad" loext:mime-type="image/png">
            <text:p/>
          </draw:image>
        </draw:frame>
        <draw:frame draw:style-name="gr1" draw:text-style-name="P1" draw:layer="layout" svg:width="11.694cm" svg:height="10.447cm" svg:x="15.484cm" svg:y="1.745cm">
          <draw:image xlink:href="Pictures/100002010000018A00000160D7E8AD864C9953F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0.953cm" svg:height="13.122cm" svg:x="0.762cm" svg:y="1.61cm">
          <draw:image xlink:href="Pictures/100002010000019E000001F0E04AA322FA91CAF4.png" xlink:type="simple" xlink:show="embed" xlink:actuate="onLoad" loext:mime-type="image/png">
            <text:p/>
          </draw:image>
        </draw:frame>
        <draw:frame draw:style-name="gr1" draw:text-style-name="P1" draw:layer="layout" svg:width="11.164cm" svg:height="8.651cm" svg:x="12.966cm" svg:y="3.048cm">
          <draw:image xlink:href="Pictures/10000201000001A600000147C8A8C4BA1483BF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0.238cm" svg:height="12.196cm" svg:x="1.778cm" svg:y="1.8cm">
          <draw:image xlink:href="Pictures/1000020100000183000001CDD6E0FFD3E4BF2615.png" xlink:type="simple" xlink:show="embed" xlink:actuate="onLoad" loext:mime-type="image/png">
            <text:p/>
          </draw:image>
        </draw:frame>
        <draw:frame draw:style-name="gr1" draw:text-style-name="P1" draw:layer="layout" svg:width="13.208cm" svg:height="10.985cm" svg:x="12.7cm" svg:y="2.032cm">
          <draw:image xlink:href="Pictures/100002010000018E0000014B6F7033226377AC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2.755cm" svg:height="9.783cm" svg:x="0.199cm" svg:y="2.54cm">
          <draw:image xlink:href="Pictures/100002010000017E000001259B84E34F84A24A1A.png" xlink:type="simple" xlink:show="embed" xlink:actuate="onLoad" loext:mime-type="image/png">
            <text:p/>
          </draw:image>
        </draw:frame>
        <draw:frame draw:style-name="gr1" draw:text-style-name="P1" draw:layer="layout" svg:width="11.684cm" svg:height="10.273cm" svg:x="14.224cm" svg:y="2.427cm">
          <draw:image xlink:href="Pictures/100002010000017D0000014FEE825EF5760324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3.748cm" svg:height="8.382cm" svg:x="0.476cm" svg:y="3.556cm">
          <draw:image xlink:href="Pictures/1000020100000188000000EF91E8AB176CABA47D.png" xlink:type="simple" xlink:show="embed" xlink:actuate="onLoad" loext:mime-type="image/png">
            <text:p/>
          </draw:image>
        </draw:frame>
        <draw:frame draw:style-name="gr1" draw:text-style-name="P1" draw:layer="layout" svg:width="10.9cm" svg:height="4.523cm" svg:x="14.732cm" svg:y="5.129cm">
          <draw:image xlink:href="Pictures/100002010000019C000000AB9BC8EFE29C7E9A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3.535cm" svg:height="11.359cm" svg:x="0.762cm" svg:y="1.595cm">
          <draw:image xlink:href="Pictures/10000201000001C60000017DA144C40212CF5F06.png" xlink:type="simple" xlink:show="embed" xlink:actuate="onLoad" loext:mime-type="image/png">
            <text:p/>
          </draw:image>
        </draw:frame>
        <draw:frame draw:style-name="gr1" draw:text-style-name="P1" draw:layer="layout" svg:width="10.185cm" svg:height="12.725cm" svg:x="15.748cm" svg:y="0.762cm">
          <draw:image xlink:href="Pictures/1000020100000181000001E14660A2A2C5F38B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1.033cm" svg:height="8.545cm" svg:x="3.097cm" svg:y="3.556cm">
          <draw:image xlink:href="Pictures/100002010000031B00000143BF4E55D7705AB5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1.774cm" svg:height="13.122cm" svg:x="3.556cm" svg:y="0.594cm">
          <draw:image xlink:href="Pictures/1000020100000337000001F0AA29772B52BC9B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4.42cm" svg:height="8.042cm" svg:x="1.168cm" svg:y="4.736cm">
          <draw:image xlink:href="Pictures/100002010000039B00000130418FA328DD3B846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4.05cm" svg:height="13.731cm" svg:x="2.112cm" svg:y="1.763cm">
          <draw:image xlink:href="Pictures/100002010000038D00000207CF1BA4F4D1AF6A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0.875cm" svg:height="3.068cm" svg:x="2.032cm" svg:y="5.822cm">
          <draw:image xlink:href="Pictures/1000020100000315000000749EA81148FB70AE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1.536cm" svg:height="5.132cm" svg:x="3.356cm" svg:y="1.524cm">
          <draw:image xlink:href="Pictures/100002010000032E000000C2A23B623012EAB841.png" xlink:type="simple" xlink:show="embed" xlink:actuate="onLoad" loext:mime-type="image/png">
            <text:p/>
          </draw:image>
        </draw:frame>
        <draw:frame draw:style-name="gr1" draw:text-style-name="P1" draw:layer="layout" svg:width="20.504cm" svg:height="7.698cm" svg:x="3.626cm" svg:y="6.78cm">
          <draw:image xlink:href="Pictures/1000020100000337000001350BE5B15B5705B9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1.536cm" svg:height="12.567cm" svg:x="2.848cm" svg:y="1.016cm">
          <draw:image xlink:href="Pictures/100002010000032E000001DB7C621812A9A6CB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2.277cm" svg:height="5.82cm" svg:x="2.54cm" svg:y="5.864cm">
          <draw:image xlink:href="Pictures/100002010000034A000000DC783F750A0513A3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6.907cm" svg:height="13.692cm" svg:x="4.429cm" svg:y="1.523cm">
          <draw:image xlink:href="Pictures/100002010000031A000002834EBE9FD01CACD7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21.457cm" svg:height="11.958cm" svg:x="3.245cm" svg:y="2.07cm">
          <draw:image xlink:href="Pictures/100002010000032B000001C4F23966E1532033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1T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presentation:style-name="pr7" draw:layer="layout" svg:width="14.599cm" svg:height="3.6cm" svg:x="10.6cm" svg:y="10cm" presentation:class="outline" presentation:placeholder="true">
          <draw:text-box/>
        </draw:frame>
        <draw:frame draw:style-name="gr1" draw:text-style-name="P1" draw:layer="layout" svg:width="19.344cm" svg:height="14.547cm" svg:x="4.024cm" svg:y="0.584cm">
          <draw:image xlink:href="Pictures/100002010000036F00000295876C4C418AE6F9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1">
        <office:forms form:automatic-focus="false" form:apply-design-mode="false"/>
        <draw:frame presentation:style-name="pr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1">
        <office:forms form:automatic-focus="false" form:apply-design-mode="false"/>
        <draw:frame presentation:style-name="pr10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1T1">
        <office:forms form:automatic-focus="false" form:apply-design-mode="false"/>
        <draw:frame presentation:style-name="pr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8:56:08.455621285</meta:creation-date>
    <meta:editing-duration>PT29S</meta:editing-duration>
    <meta:editing-cycles>2</meta:editing-cycles>
    <meta:generator>LibreOffice/6.4.6.2$Linux_X86_64 LibreOffice_project/40$Build-2</meta:generator>
    <dc:title>Classy Red</dc:title>
    <dc:date>2021-11-01T23:57:18.037041473</dc:date>
    <meta:document-statistic meta:object-count="176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